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20208333333333cm" style:use-optimal-column-width="true"/>
    </style:style>
    <style:style style:name="co2" style:family="table-column">
      <style:table-column-properties fo:break-before="auto" style:column-width="0.6085416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72" table:default-cell-style-name="ce1"/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97" table:style-name="ce1">
            <text:p>97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office:value-type="float" office:value="160" table:style-name="ce1">
            <text:p>160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133" table:style-name="ce1">
            <text:p>133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office:value-type="float" office:value="432" table:style-name="ce1">
            <text:p>432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333" table:style-name="ce1">
            <text:p>333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99" table:style-name="ce1">
            <text:p>499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table:number-columns-repeated="1637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499" table:style-name="ce1">
            <text:p>49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Владимир</meta:initial-creator>
    <dc:creator>Admin</dc:creator>
    <meta:creation-date>2020-09-23T16:41:50Z</meta:creation-date>
    <dc:date>2020-11-24T09:19:58Z</dc:date>
  </office:meta>
</office:document-meta>
</file>